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2.1047in"/>
    </style:style>
    <style:style style:name="co5" style:family="table-column">
      <style:table-column-properties fo:break-before="auto" style:column-width="3.40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6862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3.5201in"/>
    </style:style>
    <style:style style:name="co10" style:family="table-column">
      <style:table-column-properties fo:break-before="auto" style:column-width="0.4854in"/>
    </style:style>
    <style:style style:name="co17" style:family="table-column">
      <style:table-column-properties fo:break-before="auto" style:column-width="1.2146in"/>
    </style:style>
    <style:style style:name="co18" style:family="table-column">
      <style:table-column-properties fo:break-before="auto" style:column-width="1.2256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7283in"/>
    </style:style>
    <style:style style:name="co21" style:family="table-column">
      <style:table-column-properties fo:break-before="auto" style:column-width="0.4752in"/>
    </style:style>
    <style:style style:name="co22" style:family="table-column">
      <style:table-column-properties fo:break-before="auto" style:column-width="0.6252in"/>
    </style:style>
    <style:style style:name="co23" style:family="table-column">
      <style:table-column-properties fo:break-before="auto" style:column-width="0.7319in"/>
    </style:style>
    <style:style style:name="co24" style:family="table-column">
      <style:table-column-properties fo:break-before="auto" style:column-width="0.7181in"/>
    </style:style>
    <style:style style:name="co25" style:family="table-column">
      <style:table-column-properties fo:break-before="auto" style:column-width="4.9673in"/>
    </style:style>
    <style:style style:name="co26" style:family="table-column">
      <style:table-column-properties fo:break-before="auto" style:column-width="2.2437in"/>
    </style:style>
    <style:style style:name="co27" style:family="table-column">
      <style:table-column-properties fo:break-before="auto" style:column-width="3.8953in"/>
    </style:style>
    <style:style style:name="co28" style:family="table-column">
      <style:table-column-properties fo:break-before="auto" style:column-width="6.3126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071in"/>
    </style:style>
    <style:style style:name="co31" style:family="table-column">
      <style:table-column-properties fo:break-before="auto" style:column-width="8.098in"/>
    </style:style>
    <style:style style:name="co32" style:family="table-column">
      <style:table-column-properties fo:break-before="auto" style:column-width="5.2571in"/>
    </style:style>
    <style:style style:name="co33" style:family="table-column">
      <style:table-column-properties fo:break-before="auto" style:column-width="1.1398in"/>
    </style:style>
    <style:style style:name="co34" style:family="table-column">
      <style:table-column-properties fo:break-before="auto" style:column-width="1.4827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7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0" style:family="table-cell" style:parent-style-name="Default" style:data-style-name="N71"/>
    <style:style style:name="ce2" style:family="table-cell" style:parent-style-name="Default" style:data-style-name="N75"/>
    <style:style style:name="ce9" style:family="table-cell" style:parent-style-name="Default" style:data-style-name="N121"/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15" style:family="table-cell" style:parent-style-name="Default">
      <style:table-cell-properties fo:wrap-option="wrap"/>
    </style:style>
    <style:style style:name="ce8" style:family="table-cell" style:parent-style-name="Default" style:data-style-name="N121"/>
    <style:style style:name="ce13" style:family="table-cell" style:parent-style-name="Default" style:data-style-name="N75"/>
    <style:style style:name="ce14" style:family="table-cell" style:parent-style-name="Default" style:data-style-name="N7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08/23/2022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08/26/2022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09/02/202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08/25/2022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09/05/2022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08/29/2022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08/31/2022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09/01/2022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4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08/10/2022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08/22/20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07/04/2022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08/16/2022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06/08/2022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09/06/2022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09/07/2022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09/08/2022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08/24/2022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07/12/202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09/11/2022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09/10/2022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09/18/2022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05/03/2022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08/17/2022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08/19/2022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09/12/202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09/13/2022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09/14/2022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09/15/2022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09/16/2022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09/17/2022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09/18/2022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09/19/2022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09/20/2022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09/22/20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09/22/20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09/21/2022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09/22/20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09/22/20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09/22/20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09/22/20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09/22/20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09/24/2022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09/25/2022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09/26/2022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09/26/2022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09/26/2022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09/25/2022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09/26/2022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09/26/2022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09/26/2022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09/26/2022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09/26/2022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09/27/2022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09/27/2022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09/27/2022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09/27/2022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09/27/2022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09/27/2022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09/27/2022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09/27/2022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09/23/2022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09/27/2022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09/28/2022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09/28/2022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09/28/2022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09/28/2022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09/28/2022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09/28/2022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09/28/2022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09/28/2022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09/28/2022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09/29/2022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09/29/2022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09/29/2022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09/28/2022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09/29/2022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09/29/2022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09/29/2022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09/29/2022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09/30/2022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09/28/2022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10/01/2022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10/01/2022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10/01/2022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10/01/2022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10/01/2022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10/01/2022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10/01/2022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10/01/2022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10/03/2022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7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Collabora_Office/22.05.5.2$Linux_X86_64 LibreOffice_project/71210659bdfbde77507836eb39ed53c68d102d41</meta:generator>
    <dc:date>2022-10-03T17:50:40.898195856</dc:date>
    <meta:editing-duration>P8DT15H44M35S</meta:editing-duration>
    <meta:editing-cycles>163</meta:editing-cycles>
    <meta:document-statistic meta:table-count="5" meta:cell-count="3104" meta:object-count="0"/>
  </office:meta>
</office:document-meta>
</file>